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18" style:parent-style-name="Lletraperdefectedelparàgraf" style:family="text">
      <style:text-properties style:font-name="Arial" style:font-name-complex="Arial" fo:font-weight="bold" style:font-weight-asian="bold" fo:color="#000000" fo:font-size="13pt" style:font-size-asian="13pt" style:font-size-complex="13pt"/>
    </style:style>
    <style:style style:name="T19" style:parent-style-name="Lletraperdefectedelparàgraf" style:family="text"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T20" style:parent-style-name="Lletraperdefectedelparàgraf" style:family="text">
      <style:text-properties fo:font-style="italic" style:font-style-asian="italic" fo:background-color="#B7B7B7"/>
    </style:style>
    <style:style style:name="T21" style:parent-style-name="Lletraperdefectedelparàgraf" style:family="text">
      <style:text-properties fo:font-style="italic" style:font-style-asian="italic" fo:background-color="#B7B7B7"/>
    </style:style>
    <style:style style:name="T22" style:parent-style-name="Lletraperdefectedelparàgraf" style:family="text">
      <style:text-properties fo:font-style="italic" style:font-style-asian="italic" fo:background-color="#B7B7B7"/>
    </style:style>
    <style:style style:name="T23" style:parent-style-name="Lletraperdefectedelparàgraf" style:family="text">
      <style:text-properties fo:font-style="italic" style:font-style-asian="italic" style:font-style-complex="italic"/>
    </style:style>
    <style:style style:name="T24" style:parent-style-name="Lletraperdefectedelparàgraf" style:family="text">
      <style:text-properties fo:font-style="italic" style:font-style-asian="italic" style:font-style-complex="italic" fo:background-color="#A9A9A9"/>
    </style:style>
    <style:style style:name="T25" style:parent-style-name="Lletraperdefectedelparàgraf" style:family="text">
      <style:text-properties fo:font-style="italic" style:font-style-asian="italic" style:font-style-complex="italic"/>
    </style:style>
    <style:style style:name="T26" style:parent-style-name="Lletraperdefectedelparàgraf" style:family="text">
      <style:text-properties fo:font-style="italic" style:font-style-asian="italic" style:font-style-complex="italic"/>
    </style:style>
    <style:style style:name="T27" style:parent-style-name="Lletraperdefectedelparàgraf" style:family="text">
      <style:text-properties fo:font-style="italic" style:font-style-asian="italic" fo:background-color="#B7B7B7"/>
    </style:style>
    <style:style style:name="T28" style:parent-style-name="Lletraperdefectedelparàgraf" style:family="text">
      <style:text-properties fo:font-style="italic" style:font-style-asian="italic" fo:background-color="#B7B7B7"/>
    </style:style>
    <style:style style:name="T29" style:parent-style-name="Lletraperdefectedelparàgraf" style:family="text">
      <style:text-properties fo:font-style="italic" style:font-style-asian="italic" fo:background-color="#B7B7B7"/>
    </style:style>
    <style:style style:name="T30" style:parent-style-name="Lletraperdefectedelparàgraf" style:family="text">
      <style:text-properties fo:font-style="italic" style:font-style-asian="italic" fo:background-color="#B7B7B7"/>
    </style:style>
    <style:style style:name="TableColumn32" style:family="table-column">
      <style:table-column-properties style:column-width="3.134in" style:use-optimal-column-width="false"/>
    </style:style>
    <style:style style:name="TableColumn33" style:family="table-column">
      <style:table-column-properties style:column-width="3.134in" style:use-optimal-column-width="false"/>
    </style:style>
    <style:style style:name="Table31" style:family="table">
      <style:table-properties style:width="6.268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widows="0" fo:orphans="0" fo:line-height="100%"/>
    </style:style>
    <style:style style:name="P37" style:parent-style-name="Normal" style:family="paragraph">
      <style:paragraph-properties fo:widows="0" fo:orphans="0" fo:line-height="100%"/>
    </style:style>
    <style:style style:name="P38" style:parent-style-name="Normal" style:family="paragraph">
      <style:paragraph-properties fo:widows="0" fo:orphans="0" fo:line-height="100%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P44" style:parent-style-name="Normal" style:family="paragraph">
      <style:paragraph-properties fo:widows="0" fo:orphans="0" fo:line-height="100%"/>
    </style:style>
    <style:style style:name="P45" style:parent-style-name="Normal" style:family="paragraph">
      <style:paragraph-properties fo:widows="0" fo:orphans="0" fo:line-height="100%"/>
    </style:style>
    <style:style style:name="P46" style:parent-style-name="Normal" style:family="paragraph">
      <style:paragraph-properties fo:widows="0" fo:orphans="0" fo:line-height="100%"/>
    </style:style>
    <style:style style:name="P47" style:parent-style-name="Normal" style:family="paragraph">
      <style:paragraph-properties fo:widows="0" fo:orphans="0" fo:line-height="100%"/>
    </style:style>
    <style:style style:name="P48" style:parent-style-name="Normal" style:family="paragraph">
      <style:paragraph-properties fo:widows="0" fo:orphans="0"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</style:style>
  </office:automatic-styles>
  <office:body>
    <office:text text:use-soft-page-breaks="true">
      <text:h text:style-name="P1" text:outline-level="3"><text:span text:style-name="T18">Model de revocació<text:s/></text:span><text:span text:style-name="T19">(en cas de voler exercir el dret no continuar participant en la recerca i retirar el seu consentiment)</text:span></text:h>
      <text:p text:style-name="Normal">[Aquest consentiment s’ha d'adaptar segons la recerca,<text:s/><text:span text:style-name="T20">[Omplir segons necessitat]</text:span>].</text:p>
      <text:p text:style-name="Normal"/>
      <text:p text:style-name="Normal">Jo<text:s/><text:span text:style-name="T21">[nom del/la participant]</text:span><text:s/>amb DNI/NIE nº<text:s/><text:span text:style-name="T22">[número del document]</text:span><text:s/>i correu<text:s/>electrònic<text:s/><text:span text:style-name="T23">[</text:span><text:span text:style-name="T24">email</text:span><text:span text:style-name="T25">]</text:span><text:span text:style-name="T26">.</text:span></text:p>
      <text:p text:style-name="Normal"/>
      <text:p text:style-name="Normal">Revoco el meu consentiment per participar en la recerca<text:s/><text:span text:style-name="T27">[nom complet de la recerca]</text:span>, avui dia<text:s/><text:span text:style-name="T28">[dia]</text:span><text:s/>de<text:s/><text:span text:style-name="T29">[mes]</text:span><text:s/>del<text:s/><text:span text:style-name="T30">[any]</text:span>, i no vull continuar formant part d’aquesta recerca donant per finalitzada la meva participació.<text:s/></text:p>
      <text:p text:style-name="Normal"/>
      <text:p text:style-name="Normal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om i cognoms del/la participant:</text:p>
            <text:p text:style-name="P37"/>
            <text:p text:style-name="P38"/>
          </table:table-cell>
          <table:table-cell table:style-name="TableCell39">
            <text:p text:style-name="P40">Nom i cognoms del/la investigador/a:</text:p>
          </table:table-cell>
        </table:table-row>
        <table:table-row table:style-name="TableRow41">
          <table:table-cell table:style-name="TableCell42">
            <text:p text:style-name="P43">Signatura</text:p>
            <text:p text:style-name="P44"/>
            <text:p text:style-name="P45"/>
            <text:p text:style-name="P46"/>
            <text:p text:style-name="P47"/>
            <text:p text:style-name="P48"/>
          </table:table-cell>
          <table:table-cell table:style-name="TableCell49">
            <text:p text:style-name="P50">Signatura</text:p>
          </table:table-cell>
        </table:table-row>
      </table:table>
      <text:p text:style-name="Normal"/>
      <text:p text:style-name="Normal"/>
      <text:p text:style-name="Normal">Aquest document ha d’acompanyar sempre al full informatiu o les dades de contac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language="ca" fo:country="ES" style:language-asian="en" style:country-asian="US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language="ca" fo:country="ES" style:language-asian="en" style:country-asian="US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Calibri" style:font-name-asian="Times New Roman" style:font-name-complex="Times New Roman" fo:color="#2F5496" style:letter-kerning="true" fo:font-size="14pt" style:font-size-asian="14pt" style:font-size-complex="14pt" fo:language="ca" fo:country="ES" style:language-asian="en" style:country-asian="US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color="#2F5496" style:letter-kerning="true" fo:language="ca" fo:country="ES" style:language-asian="en" style:country-asian="US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0277in" fo:line-height="107%"/>
      <style:text-properties style:font-name="Calibri" style:font-name-asian="Times New Roman" style:font-name-complex="Times New Roman" fo:font-style="italic" style:font-style-asian="italic" style:font-style-complex="italic" fo:color="#595959" style:letter-kerning="true" fo:language="ca" fo:country="ES" style:language-asian="en" style:country-asian="US" fo:hyphenate="false"/>
    </style:style>
    <style:style style:name="Títol7" style:display-name="Títol 7" style:family="paragraph" style:parent-style-name="Normal" style:next-style-name="Normal" style:default-outline-level="7">
      <style:paragraph-properties fo:keep-with-next="always" fo:keep-together="always" fo:margin-top="0.0277in" fo:line-height="107%"/>
      <style:text-properties style:font-name="Calibri" style:font-name-asian="Times New Roman" style:font-name-complex="Times New Roman" fo:color="#595959" style:letter-kerning="true" fo:language="ca" fo:country="ES" style:language-asian="en" style:country-asian="US" fo:hyphenate="false"/>
    </style:style>
    <style:style style:name="Títol8" style:display-name="Títol 8" style:family="paragraph" style:parent-style-name="Normal" style:next-style-name="Normal" style:default-outline-level="8">
      <style:paragraph-properties fo:keep-with-next="always" fo:keep-together="always" fo:line-height="107%"/>
      <style:text-properties style:font-name="Calibri" style:font-name-asian="Times New Roman" style:font-name-complex="Times New Roman" fo:font-style="italic" style:font-style-asian="italic" style:font-style-complex="italic" fo:color="#272727" style:letter-kerning="true" fo:language="ca" fo:country="ES" style:language-asian="en" style:country-asian="US" fo:hyphenate="false"/>
    </style:style>
    <style:style style:name="Títol9" style:display-name="Títol 9" style:family="paragraph" style:parent-style-name="Normal" style:next-style-name="Normal" style:default-outline-level="9">
      <style:paragraph-properties fo:keep-with-next="always" fo:keep-together="always" fo:line-height="107%"/>
      <style:text-properties style:font-name="Calibri" style:font-name-asian="Times New Roman" style:font-name-complex="Times New Roman" fo:color="#272727" style:letter-kerning="true" fo:language="ca" fo:country="ES" style:language-asian="en" style:country-asian="US" fo:hyphenate="false"/>
    </style: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ca" style:language-asian="ca" style:country-asian="ES" fo:hyphenate="false"/>
    </style:style>
    <style:style style:name="Lletraperdefectedelparàgraf" style:display-name="Lletra per defecte del paràgraf" style:family="text"/>
    <style:style style:name="Títol1Car" style:display-name="Títol 1 Car" style:family="text" style:parent-style-name="Lletraperdefectedelparàgraf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ol2Car" style:display-name="Títol 2 Car" style:family="text" style:parent-style-name="Lletraperdefectedelparàgraf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ol3Car" style:display-name="Títol 3 Car" style:family="text" style:parent-style-name="Lletraperdefectedelparàgraf">
      <style:text-properties style:font-name-asian="Times New Roman" style:font-name-complex="Times New Roman" fo:color="#2F5496" fo:font-size="14pt" style:font-size-asian="14pt" style:font-size-complex="14pt"/>
    </style:style>
    <style:style style:name="Títol4Car" style:display-name="Títol 4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F5496"/>
    </style:style>
    <style:style style:name="Títol5Car" style:display-name="Títol 5 Car" style:family="text" style:parent-style-name="Lletraperdefectedelparàgraf">
      <style:text-properties style:font-name-asian="Times New Roman" style:font-name-complex="Times New Roman" fo:color="#2F5496"/>
    </style:style>
    <style:style style:name="Títol6Car" style:display-name="Títol 6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595959"/>
    </style:style>
    <style:style style:name="Títol7Car" style:display-name="Títol 7 Car" style:family="text" style:parent-style-name="Lletraperdefectedelparàgraf">
      <style:text-properties style:font-name-asian="Times New Roman" style:font-name-complex="Times New Roman" fo:color="#595959"/>
    </style:style>
    <style:style style:name="Títol8Car" style:display-name="Títol 8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72727"/>
    </style:style>
    <style:style style:name="Títol9Car" style:display-name="Títol 9 Car" style:family="text" style:parent-style-name="Lletraperdefectedelparàgraf">
      <style:text-properties style:font-name-asian="Times New Roman" style:font-name-complex="Times New Roman" fo:color="#272727"/>
    </style:style>
    <style:style style:name="Títol" style:display-name="Títo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 style:language-asian="en" style:country-asian="US" fo:hyphenate="false"/>
    </style:style>
    <style:style style:name="TítolCar" style:display-name="Títol Car" style:family="text" style:parent-style-name="Lletraperdefectedelparàgraf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ol" style:display-name="Subtítol" style:family="paragraph" style:parent-style-name="Normal" style:next-style-name="Normal">
      <style:paragraph-properties fo:margin-bottom="0.1111in" fo:line-height="107%"/>
      <style:text-properties style:font-name="Calibri" style:font-name-asian="Times New Roman" style:font-name-complex="Times New Roman" fo:color="#595959" fo:letter-spacing="0.0104in" style:letter-kerning="true" fo:font-size="14pt" style:font-size-asian="14pt" style:font-size-complex="14pt" fo:language="ca" fo:country="ES" style:language-asian="en" style:country-asian="US" fo:hyphenate="false"/>
    </style:style>
    <style:style style:name="SubtítolCar" style:display-name="Subtítol Car" style:family="text" style:parent-style-name="Lletraperdefectedelparàgraf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margin-bottom="0.1111in" fo:line-height="107%"/>
      <style:text-properties style:font-name="Calibri" style:font-name-asian="Calibri" style:font-name-complex="Arial" fo:font-style="italic" style:font-style-asian="italic" style:font-style-complex="italic" fo:color="#404040" style:letter-kerning="true" fo:language="ca" fo:country="ES" style:language-asian="en" style:country-asian="US" fo:hyphenate="false"/>
    </style:style>
    <style:style style:name="CitaCar" style:display-name="Cita Car" style:family="text" style:parent-style-name="Lletraperdefectedelparàgraf">
      <style:text-properties fo:font-style="italic" style:font-style-asian="italic" style:font-style-complex="italic" fo:color="#404040"/>
    </style:style>
    <style:style style:name="Paràgrafdellista" style:display-name="Paràgraf de llista" style:family="paragraph" style:parent-style-name="Normal">
      <style:paragraph-properties style:contextual-spacing="true" fo:margin-bottom="0.1111in" fo:line-height="107%" fo:margin-left="0.5in">
        <style:tab-stops/>
      </style:paragraph-properties>
      <style:text-properties style:font-name="Calibri" style:font-name-asian="Calibri" style:font-name-complex="Arial" style:letter-kerning="true" fo:language="ca" fo:country="ES" style:language-asian="en" style:country-asian="US" fo:hyphenate="false"/>
    </style:style>
    <style:style style:name="Èmfasiintens" style:display-name="Èmfasi intens" style:family="text" style:parent-style-name="Lletraperdefectedelparàgraf">
      <style:text-properties fo:font-style="italic" style:font-style-asian="italic" style:font-style-complex="italic" fo:color="#2F5496"/>
    </style:style>
    <style:style style:name="Citaintensa" style:display-name="Cita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Calibri" style:font-name-asian="Calibri" style:font-name-complex="Arial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CitaintensaCar" style:display-name="Cita intensa Car" style:family="text" style:parent-style-name="Lletraperdefectedelparàgraf">
      <style:text-properties fo:font-style="italic" style:font-style-asian="italic" style:font-style-complex="italic" fo:color="#2F5496"/>
    </style:style>
    <style:style style:name="Referènciaintensa" style:display-name="Referència intensa" style:family="text" style:parent-style-name="Lletraperdefectedelparàgraf">
      <style:text-properties fo:font-weight="bold" style:font-weight-asian="bold" style:font-weight-complex="bold" fo:font-variant="small-caps" fo:color="#2F5496" fo:letter-spacing="0.0034in"/>
    </style:style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Enllaç" style:display-name="Enllaç" style:family="text" style:parent-style-name="Lletraperdefectedelparàgraf">
      <style:text-properties fo:color="#0563C1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T3" style:parent-style-name="Lletraperdefectedelparàgraf" style:family="text">
      <style:text-properties fo:language="es" fo:country="ES"/>
    </style:style>
    <style:style style:name="T4" style:parent-style-name="Lletraperdefectedelparàgraf" style:family="text">
      <style:text-properties fo:language="es" fo:country="ES"/>
    </style:style>
    <style:style style:name="T5" style:parent-style-name="Lletraperdefectedelparàgraf" style:family="text">
      <style:text-properties fo:language="es" fo:country="ES"/>
    </style:style>
    <style:style style:name="T6" style:parent-style-name="Lletraperdefectedelparàgraf" style:family="text">
      <style:text-properties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language="es" fo:country="ES"/>
    </style:style>
    <style:style style:name="T9" style:parent-style-name="Lletraperdefectedelparàgraf" style:family="text">
      <style:text-properties fo:language="es" fo:country="ES"/>
    </style:style>
    <style:style style:name="T10" style:parent-style-name="Lletraperdefectedelparàgraf" style:family="text">
      <style:text-properties fo:language="es" fo:country="ES"/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T14" style:parent-style-name="Lletraperdefectedelparàgraf" style:family="text">
      <style:text-properties fo:language="es" fo:country="ES"/>
    </style:style>
    <style:style style:name="T15" style:parent-style-name="Lletraperdefectedelparàgraf" style:family="text">
      <style:text-properties fo:language="es" fo:country="ES"/>
    </style:style>
    <style:style style:name="T16" style:parent-style-name="Enllaç" style:family="text">
      <style:text-properties fo:font-size="9pt" style:font-size-asian="9pt" style:font-size-complex="9pt" fo:language="es" fo:country="ES"/>
    </style:style>
    <style:style style:name="T17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header>
        <text:p text:style-name="Capçalera"/>
      </style:header>
      <style:footer>
        <text:p text:style-name="P2"/>
        <text:p text:style-name="Peu"><text:span text:style-name="T3">Document</text:span><text:span text:style-name="T4"><text:s/></text:span><text:span text:style-name="T5">inspira</text:span><text:span text:style-name="T6">t</text:span><text:span text:style-name="T7"><text:s/>en el<text:s/></text:span><text:span text:style-name="T8">‘</text:span><text:span text:style-name="T9">HIP y CI para menores</text:span><text:span text:style-name="T10"><text:s/></text:span><text:span text:style-name="T11">IPs vinculados</text:span><text:span text:style-name="T12">’<text:s/></text:span><text:span text:style-name="T13">de la Universidad<text:s/></text:span><text:span text:style-name="T14">Rey Juan Carlos</text:span><text:span text:style-name="T15">.</text:span></text:p>
        <text:p text:style-name="Peu"><text:a xlink:href="https://www.urjc.es/images/Investigacion/comite_etico_investigacion/HIP%20y%20CI%20para%20menores_IPs%20vinculados%20URJC.docx" office:target-frame-name="_top" xlink:show="replace"><text:span text:style-name="T16">https://www.urjc.es/images/Investigacion/comite_etico_investigacion/HIP%20y%20CI%20para%20menores_IPs%20vinculados%20URJC.docx</text:span></text:a><text:span text:style-name="T17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 BUJ SOLER</meta:initial-creator>
    <dc:creator>JUDIT BUJ SOLER</dc:creator>
    <meta:creation-date>2025-06-02T14:17:00Z</meta:creation-date>
    <dc:date>2025-06-02T14:17:00Z</dc:date>
    <meta:print-date>2025-06-02T14:1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05" meta:character-count="706" meta:row-count="5" meta:non-whitespace-character-count="602"/>
  </office:meta>
</office:document-meta>
</file>